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5.346cm" style:rel-column-width="18443*"/>
    </style:style>
    <style:style style:name="Tableau1.B" style:family="table-column">
      <style:table-column-properties style:column-width="13.654cm" style:rel-column-width="47092*"/>
    </style:style>
    <style:style style:name="Tableau1.A1" style:family="table-cell">
      <style:table-cell-properties style:vertical-align="middle" fo:padding="0.097cm" fo:border="none"/>
    </style:style>
    <style:style style:name="Tableau2" style:family="table">
      <style:table-properties style:width="19.001cm" fo:margin-top="0cm" fo:margin-bottom="0cm" table:align="margins"/>
    </style:style>
    <style:style style:name="Tableau2.A" style:family="table-column">
      <style:table-column-properties style:column-width="7.001cm" style:rel-column-width="24146*"/>
    </style:style>
    <style:style style:name="Tableau2.B" style:family="table-column">
      <style:table-column-properties style:column-width="12cm" style:rel-column-width="41389*"/>
    </style:style>
    <style:style style:name="Tableau2.A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2.B1" style:family="table-cell">
      <style:table-cell-properties style:vertical-align="middle" fo:background-color="transparent" fo:padding="0.097cm" fo:border="1pt solid #000000">
        <style:background-image/>
      </style:table-cell-properties>
    </style:style>
    <style:style style:name="Tableau2.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2.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imes New Roman" fo:font-weight="bold" fo:background-color="transparent" style:font-weight-asian="bold" style:font-weight-complex="bold"/>
    </style:style>
    <style:style style:name="P4" style:family="paragraph" style:parent-style-name="Standard">
      <style:paragraph-properties>
        <style:tab-stops>
          <style:tab-stop style:position="2.461cm" style:type="center"/>
          <style:tab-stop style:position="7.99cm"/>
        </style:tab-stops>
      </style:paragraph-properties>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margin-left="0cm" fo:margin-right="0.026cm" fo:text-indent="0cm" style:auto-text-indent="false"/>
    </style:style>
    <style:style style:name="P7" style:family="paragraph" style:parent-style-name="Table_20_Contents">
      <style:paragraph-properties fo:text-align="center" style:justify-single-word="false"/>
      <style:text-properties style:font-name="Arial" fo:font-weight="bold" style:font-weight-asian="bold" style:font-weight-complex="bold"/>
    </style:style>
    <style:style style:name="P8" style:family="paragraph" style:parent-style-name="Table_20_Contents">
      <style:paragraph-properties fo:margin-top="0.499cm" fo:margin-bottom="0.499cm" loext:contextual-spacing="false" fo:text-align="center" style:justify-single-word="false"/>
    </style:style>
    <style:style style:name="P9" style:family="paragraph" style:parent-style-name="Table_20_Contents">
      <style:paragraph-properties fo:margin-left="0.3cm" fo:margin-right="0cm" fo:text-align="start" style:justify-single-word="false" fo:text-indent="0cm" style:auto-text-indent="false"/>
      <style:text-properties style:font-name="Arial" fo:font-weight="bold" style:font-weight-asian="bold" style:font-weight-complex="bold"/>
    </style:style>
    <style:style style:name="P10" style:family="paragraph" style:parent-style-name="tfCours">
      <loext:graphic-properties draw:fill="solid" draw:fill-color="#99cc99" draw:fill-image-width="0cm" draw:fill-image-height="0cm"/>
      <style:paragraph-properties fo:margin-left="0.3cm" fo:margin-right="0cm" fo:text-indent="0cm" style:auto-text-indent="false" fo:background-color="#99cc99"/>
    </style:style>
    <style:style style:name="P11" style:family="paragraph" style:parent-style-name="Table_20_Contents">
      <style:paragraph-properties fo:margin-top="0cm" fo:margin-bottom="0cm" loext:contextual-spacing="false" fo:text-align="center" style:justify-single-word="false"/>
    </style:style>
    <style:style style:name="P12" style:family="paragraph" style:parent-style-name="Table_20_Contents">
      <loext:graphic-properties draw:fill-image-width="0cm" draw:fill-image-height="0cm"/>
      <style:paragraph-properties fo:margin-top="0cm" fo:margin-bottom="0cm" loext:contextual-spacing="false" fo:text-align="center" style:justify-single-word="false"/>
    </style:style>
    <style:style style:name="P13" style:family="paragraph" style:parent-style-name="Table_20_Contents">
      <style:paragraph-properties fo:margin-top="0cm" fo:margin-bottom="0cm" loext:contextual-spacing="false" fo:text-align="center" style:justify-single-word="false">
        <style:tab-stops/>
      </style:paragraph-properties>
    </style:style>
    <style:style style:name="P14" style:family="paragraph" style:parent-style-name="tfTitre_20_1_29_">
      <style:paragraph-properties fo:break-before="page"/>
    </style:style>
    <style:style style:name="P15" style:family="paragraph" style:parent-style-name="tfTitre_20_1_29_" style:list-style-name="tfNum_20_1_29_">
      <style:paragraph-properties fo:break-before="page"/>
    </style:style>
    <style:style style:name="P16" style:family="paragraph" style:parent-style-name="tfTitre_20_I_29_">
      <style:paragraph-properties fo:break-before="page"/>
    </style:style>
    <style:style style:name="P17" style:family="paragraph" style:parent-style-name="Standard" style:list-style-name="tfPuce"/>
    <style:style style:name="P1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2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cccccc"/>
      <style:text-properties fo:font-size="18pt" style:font-size-asian="18pt" style:font-size-complex="18pt"/>
    </style:style>
    <style:style style:name="P2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3" style:family="text">
      <style:text-properties style:text-position="super 58%" fo:background-color="transparent" loext:char-shading-value="0"/>
    </style:style>
    <style:style style:name="T4" style:family="text">
      <style:text-properties officeooo:rsid="00007289"/>
    </style:style>
    <style:style style:name="T5" style:family="text">
      <style:text-properties fo:background-color="transparent" loext:char-shading-value="0"/>
    </style:style>
    <style:style style:name="T6" style:family="text">
      <style:text-properties officeooo:rsid="0002f8d8"/>
    </style:style>
    <style:style style:name="T7" style:family="text">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 style:family="text">
      <style:text-properties fo:font-size="18pt" style:font-size-asian="18pt" style:font-size-complex="18pt"/>
    </style:style>
    <style:style style:name="T12" style:family="text">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1cm" svg:stroke-color="#000000" draw:marker-start="" draw:marker-start-width="0.289cm" draw:marker-start-center="false" draw:marker-end="" draw:marker-end-width="0.28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37cm" draw:marker-start-center="false" draw:marker-end="" draw:marker-end-width="0.37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fo:min-height="0.573cm" fo:min-width="0.6cm" fo:padding-top="0.03cm" fo:padding-bottom="0.03cm" fo:padding-left="0.049cm" fo:padding-right="0.049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fo:min-height="0.573cm" fo:min-width="0.379cm" fo:padding-top="0.03cm" fo:padding-bottom="0.03cm" fo:padding-left="0.049cm" fo:padding-right="0.04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fo:min-height="0.573cm" fo:min-width="0.437cm" fo:padding-top="0.03cm" fo:padding-bottom="0.03cm" fo:padding-left="0.049cm" fo:padding-right="0.049cm" draw:shadow="hidden" draw:shadow-offset-x="0.3cm" draw:shadow-offset-y="0.3cm" draw:shadow-color="#808080" style:run-through="foreground"/>
    </style:style>
    <style:style style:name="gr9"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37cm" draw:marker-start-center="false" draw:marker-end="" draw:marker-end-width="0.37cm" draw:marker-end-center="false" draw:fill="solid" draw:fill-color="#99ccff" draw:textarea-horizontal-align="center" draw:textarea-vertical-align="middle" fo:padding-top="0.026cm" fo:padding-bottom="0.026cm" fo:padding-left="0.026cm" fo:padding-right="0.026cm" draw:shadow="hidden" draw:shadow-offset-x="0.3cm" draw:shadow-offset-y="0.3cm" draw:shadow-color="#808080" style:run-through="foreground"/>
    </style:style>
    <style:style style:name="gr11" style:family="graphic">
      <style:graphic-properties draw:stroke="solid"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73cm" fo:min-width="0.333cm" fo:padding-top="0.03cm" fo:padding-bottom="0.03cm" fo:padding-left="0.049cm" fo:padding-right="0.049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73cm" fo:min-width="0.388cm" fo:padding-top="0.03cm" fo:padding-bottom="0.03cm" fo:padding-left="0.049cm" fo:padding-right="0.049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73cm" fo:min-width="0.363cm" fo:padding-top="0.03cm" fo:padding-bottom="0.03cm" fo:padding-left="0.049cm" fo:padding-right="0.049cm" draw:shadow="hidden" draw:shadow-offset-x="0.3cm" draw:shadow-offset-y="0.3cm" draw:shadow-color="#808080" style:run-through="foreground"/>
    </style:style>
    <style:style style:name="gr15"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6" style:family="graphic">
      <style:graphic-properties draw:stroke="dash" draw:stroke-dash="Dashed_20__28_var_29__20_23"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dash" draw:stroke-dash="Dashed_20__28_var_29__20_24"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dash" draw:stroke-dash="Dashed_20__28_var_29__20_25"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2cm" fo:min-width="0.309cm" fo:padding-top="0.03cm" fo:padding-bottom="0.03cm" fo:padding-left="0.049cm" fo:padding-right="0.049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1cm" fo:padding-top="0.03cm" fo:padding-bottom="0.03cm" fo:padding-left="0.049cm" fo:padding-right="0.049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2cm" fo:min-width="0.374cm" fo:padding-top="0.03cm" fo:padding-bottom="0.03cm" fo:padding-left="0.049cm" fo:padding-right="0.049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74cm" fo:padding-top="0.03cm" fo:padding-bottom="0.03cm" fo:padding-left="0.049cm" fo:padding-right="0.049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76cm" fo:padding-top="0.03cm" fo:padding-bottom="0.03cm" fo:padding-left="0.049cm" fo:padding-right="0.049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4cm" fo:min-width="0.342cm" fo:padding-top="0.03cm" fo:padding-bottom="0.03cm" fo:padding-left="0.049cm" fo:padding-right="0.049cm" draw:shadow="hidden" draw:shadow-offset-x="0.3cm" draw:shadow-offset-y="0.3cm" draw:shadow-color="#808080" style:run-through="foreground"/>
    </style:style>
    <style:style style:name="gr26" style:family="graphic">
      <style:graphic-properties draw:stroke="dash" draw:stroke-dash="Dashed_20__28_var_29__20_36"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dash" draw:stroke-dash="Dashed_20__28_var_29__20_37"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33cm" fo:padding-top="0.03cm" fo:padding-bottom="0.03cm" fo:padding-left="0.049cm" fo:padding-right="0.049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4cm" fo:padding-top="0.03cm" fo:padding-bottom="0.03cm" fo:padding-left="0.049cm" fo:padding-right="0.049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0.367cm" fo:padding-top="0.03cm" fo:padding-bottom="0.03cm" fo:padding-left="0.049cm" fo:padding-right="0.049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56cm" fo:min-width="1.374cm" fo:padding-top="0.03cm" fo:padding-bottom="0.03cm" fo:padding-left="0.049cm" fo:padding-right="0.049cm" draw:shadow="hidden" draw:shadow-offset-x="0.3cm" draw:shadow-offset-y="0.3cm" draw:shadow-color="#808080" style:run-through="foreground"/>
    </style:style>
    <style:style style:name="gr32" style:family="graphic">
      <style:graphic-properties draw:stroke="dash" draw:stroke-dash="Dashed_20__28_var_29__20_28"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 style:family="graphic">
      <style:graphic-properties draw:stroke="dash" draw:stroke-dash="Dashed_20__28_var_29__20_29"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 style:family="graphic">
      <style:graphic-properties draw:stroke="dash" draw:stroke-dash="Dashed_20__28_var_29__20_30" svg:stroke-width="0.019cm" svg:stroke-color="#000000" draw:marker-start="" draw:marker-start-width="0.31cm" draw:marker-start-center="false" draw:marker-end="" draw:marker-end-width="0.31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64cm" fo:min-width="0.27cm" fo:padding-top="0.03cm" fo:padding-bottom="0.03cm" fo:padding-left="0.049cm" fo:padding-right="0.049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66cm" fo:min-width="0.3cm" fo:padding-top="0.03cm" fo:padding-bottom="0.03cm" fo:padding-left="0.049cm" fo:padding-right="0.049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64cm" fo:min-width="0.326cm" fo:padding-top="0.03cm" fo:padding-bottom="0.03cm" fo:padding-left="0.049cm" fo:padding-right="0.049cm" draw:shadow="hidden" draw:shadow-offset-x="0.3cm" draw:shadow-offset-y="0.3cm" draw:shadow-color="#808080" style:run-through="foreground"/>
    </style:style>
    <style:style style:name="gr39" style:family="graphic">
      <style:graphic-properties draw:stroke="dash" draw:stroke-dash="Dashed_20__28_var_29__20_32"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 style:family="graphic">
      <style:graphic-properties draw:stroke="dash" draw:stroke-dash="Dashed_20__28_var_29__20_33"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522cm" fo:min-width="0.342cm" fo:padding-top="0.03cm" fo:padding-bottom="0.03cm" fo:padding-left="0.049cm" fo:padding-right="0.049cm" draw:shadow="hidden" draw:shadow-offset-x="0.3cm" draw:shadow-offset-y="0.3cm" draw:shadow-color="#808080" style:run-through="foreground"/>
    </style:style>
    <style:style style:name="gr42" style:family="graphic">
      <style:graphic-properties draw:stroke="dash" draw:stroke-dash="Dashed_20__28_var_29__20_34"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 style:family="graphic">
      <style:graphic-properties draw:stroke="dash" draw:stroke-dash="Dashed_20__28_var_29__20_35"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26cm" fo:min-width="0.159cm" fo:padding-top="0.03cm" fo:padding-bottom="0.03cm" fo:padding-left="0.049cm" fo:padding-right="0.049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28cm" fo:min-width="0.422cm" fo:padding-top="0.03cm" fo:padding-bottom="0.03cm" fo:padding-left="0.049cm" fo:padding-right="0.049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626cm" fo:min-width="0.496cm" fo:padding-top="0.03cm" fo:padding-bottom="0.03cm" fo:padding-left="0.049cm" fo:padding-right="0.049cm" draw:shadow="hidden" draw:shadow-offset-x="0.3cm" draw:shadow-offset-y="0.3cm" draw:shadow-color="#808080" style:run-through="foreground"/>
    </style:style>
    <style:style style:name="gr47" style:family="graphic">
      <style:graphic-properties draw:stroke="none" svg:stroke-color="#000000" draw:fill="solid" draw:fill-color="#cccccc" fo:min-height="3.65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solid" draw:fill-color="#cccccc" fo:min-height="2.415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49cm" svg:stroke-color="#000000" draw:marker-start="" draw:marker-start-width="0.079cm" draw:marker-start-center="false" draw:marker-end="" draw:marker-end-width="0.07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50" style:family="graphic">
      <style:graphic-properties draw:stroke="solid" svg:stroke-width="0.049cm" svg:stroke-color="#000000" draw:marker-start="" draw:marker-start-width="0.079cm" draw:marker-start-center="false" draw:marker-end="" draw:marker-end-width="0.079cm" draw:marker-end-center="false" svg:stroke-opacity="90%"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51" style:family="graphic">
      <style:graphic-properties draw:stroke="solid" svg:stroke-width="0.049cm" svg:stroke-color="#000000" draw:marker-start="" draw:marker-start-width="0.079cm" draw:marker-start-center="false" draw:marker-end="" draw:marker-end-width="0.079cm" draw:marker-end-center="false" draw:fill="solid" draw:fill-color="#99ccff" draw:textarea-horizontal-align="center" draw:textarea-vertical-align="middle" fo:padding-top="0.148cm" fo:padding-bottom="0.148cm" fo:padding-left="0.275cm" fo:padding-right="0.27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654cm" fo:padding-top="0.03cm" fo:padding-bottom="0.03cm" fo:padding-left="0.049cm" fo:padding-right="0.049cm" draw:shadow="hidden" draw:shadow-offset-x="0.3cm" draw:shadow-offset-y="0.3cm" draw:shadow-color="#808080" style:run-through="foreground"/>
    </style:style>
    <style:style style:name="gr53" style:family="graphic">
      <style:graphic-properties draw:stroke="solid" svg:stroke-width="0.011cm" svg:stroke-color="#000000" draw:marker-start="" draw:marker-start-width="0.3cm" draw:marker-start-center="false" draw:marker-end="" draw:marker-end-width="0.3cm" draw:marker-end-center="false" draw:fill="solid" draw:fill-color="#99ccff" draw:textarea-horizontal-align="center" draw:textarea-vertical-align="middle" fo:padding-top="0.005cm" fo:padding-bottom="0.005cm" fo:padding-left="0.005cm" fo:padding-right="0.005cm" draw:shadow="hidden" draw:shadow-offset-x="0.3cm" draw:shadow-offset-y="0.3cm" draw:shadow-color="#808080" style:run-through="foreground"/>
    </style:style>
    <style:style style:name="gr54" style:family="graphic">
      <style:graphic-properties draw:stroke="solid" svg:stroke-width="0.06cm" svg:stroke-color="#000000" draw:marker-start="" draw:marker-start-width="0.101cm" draw:marker-start-center="false" draw:marker-end="" draw:marker-end-width="0.101cm" draw:marker-end-center="false" draw:fill="solid" draw:fill-color="#99ccff" draw:textarea-horizontal-align="center" draw:textarea-vertical-align="middle" fo:padding-top="0.03cm" fo:padding-bottom="0.03cm" fo:padding-left="0.03cm" fo:padding-right="0.03cm" draw:shadow="hidden" draw:shadow-offset-x="0.3cm" draw:shadow-offset-y="0.3cm" draw:shadow-color="#808080" style:run-through="foreground"/>
    </style:style>
    <style:style style:name="gr55" style:family="graphic">
      <style:graphic-properties draw:stroke="solid" svg:stroke-width="0.06cm" svg:stroke-color="#000000" draw:marker-start="" draw:marker-start-width="0.101cm" draw:marker-start-center="false" draw:marker-end="" draw:marker-end-width="0.101cm" draw:marker-end-center="false" svg:stroke-opacity="90%" draw:fill="solid" draw:fill-color="#99ccff" draw:textarea-horizontal-align="center" draw:textarea-vertical-align="middle" fo:padding-top="0.03cm" fo:padding-bottom="0.03cm" fo:padding-left="0.03cm" fo:padding-right="0.03cm" draw:shadow="hidden" draw:shadow-offset-x="0.3cm" draw:shadow-offset-y="0.3cm" draw:shadow-color="#808080" style:run-through="foreground"/>
    </style:style>
    <style:style style:name="gr56" style:family="graphic">
      <style:graphic-properties draw:stroke="none" svg:stroke-color="#000000" draw:fill="solid" draw:fill-color="#cccccc" fo:min-height="1.697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solid" draw:fill-color="#cccccc" fo:min-height="5.114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tyle:run-through="foreground" style:wrap="run-through" style:number-wrapped-paragraphs="no-limit" style:vertical-pos="middle" style:vertical-rel="baseline" style:horizontal-pos="from-left" style:horizontal-rel="paragraph"/>
    </style:style>
    <style:style style:name="gr59" style:family="graphic">
      <style:graphic-properties draw:stroke="solid" svg:stroke-width="0.009cm" svg:stroke-color="#000000" draw:marker-start="" draw:marker-start-width="0.3cm" draw:marker-start-center="false" draw:marker-end="" draw:marker-end-width="0.3cm" draw:marker-end-center="false" draw:fill="solid" draw:fill-color="#99ccff" draw:textarea-horizontal-align="center" draw:textarea-vertical-align="middle" fo:padding-top="0.004cm" fo:padding-bottom="0.004cm" fo:padding-left="0.004cm" fo:padding-right="0.004cm" draw:shadow="hidden" draw:shadow-offset-x="0.3cm" draw:shadow-offset-y="0.3cm" draw:shadow-color="#808080" style:run-through="foreground"/>
    </style:style>
    <style:style style:name="gr60" style:family="graphic">
      <style:graphic-properties draw:stroke="solid" svg:stroke-width="0.009cm" svg:stroke-color="#000000" draw:marker-start="" draw:marker-start-width="0.3cm" draw:marker-start-center="false" draw:marker-end="" draw:marker-end-width="0.3cm" draw:marker-end-center="false" draw:fill="solid" draw:fill-color="#99ccff" draw:textarea-horizontal-align="center" draw:textarea-vertical-align="middle" fo:padding-top="0.004cm" fo:padding-bottom="0.004cm" fo:padding-left="0.004cm" fo:padding-right="0.004cm" draw:shadow="hidden" draw:shadow-offset-x="0.3cm" draw:shadow-offset-y="0.3cm" draw:shadow-color="#808080" style:run-through="foreground"/>
    </style:style>
    <style:style style:name="gr61" style:family="graphic">
      <style:graphic-properties draw:stroke="none" svg:stroke-width="0.009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049cm" svg:stroke-color="#000000" draw:marker-start="" draw:marker-start-width="0.36cm" draw:marker-start-center="false" draw:marker-end="" draw:marker-end-width="0.36cm" draw:marker-end-center="false" draw:fill="solid" draw:fill-color="#cccccc"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3" style:family="graphic">
      <style:graphic-properties draw:stroke="none" svg:stroke-width="0.009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049cm" svg:stroke-color="#000000" draw:marker-start="" draw:marker-start-width="0.36cm" draw:marker-start-center="false" draw:marker-end="" draw:marker-end-width="0.36cm" draw:marker-end-center="false" draw:fill="solid" draw:fill-color="#cccccc"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5" style:family="graphic">
      <style:graphic-properties draw:stroke="dash" draw:stroke-dash="Dashed_20__28_var_29__20_38"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6"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94cm" fo:min-width="0.277cm" fo:padding-top="0.03cm" fo:padding-bottom="0.03cm" fo:padding-left="0.049cm" fo:padding-right="0.04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fTitre_20_Chapitre">symétrie Centrale</text:p>
      <text:p text:style-name="Standard"/>
      <text:p text:style-name="Standard"/>
      <text:list xml:id="list3846278555" text:style-name="tfNum_20_I_29_">
        <text:list-item>
          <text:p text:style-name="tfTitre_20_I_29_"><text:span text:style-name="T4">Qu’</text:span>est-ce <text:span text:style-name="T4">qu’</text:span>une symétrie centrale<text:span text:style-name="T4"> ?</text:span></text:p>
        </text:list-item>
      </text:list>
      <text:p text:style-name="Standard"/>
      <text:list xml:id="list162330748" text:style-name="tfNum_20_1_29_">
        <text:list-item>
          <text:p text:style-name="tfTitre_20_1_29_">Image <text:span text:style-name="T4">d’</text:span>un point</text:p>
        </text:list-item>
      </text:list>
      <text:p text:style-name="P3">Définition<text:span text:style-name="T4"> :</text:span></text:p>
      <text:p text:style-name="tfCours">On dit de deux points A et A' <text:span text:style-name="T4">qu’</text:span>ils sont symétriques par rapport à O, lorsque O est le milieu du segment [AA']</text:p>
      <text:p text:style-name="Standard"/>
      <text:p text:style-name="P1"><draw:g text:anchor-type="as-char" draw:z-index="11" draw:style-name="gr1"><draw:line draw:style-name="gr49" draw:text-style-name="P20" svg:x1="6.461cm" svg:y1="1.314cm" svg:x2="6.481cm" svg:y2="1.614cm"><text:p/></draw:line><draw:line draw:style-name="gr50" draw:text-style-name="P20" svg:x1="0cm" svg:y1="1.839cm" svg:x2="13.742cm" svg:y2="0.966cm"><text:p/></draw:line><draw:path draw:style-name="gr50" draw:text-style-name="P20" svg:width="0.176cm" svg:height="2.001cm" svg:x="12.114cm" svg:y="0cm" svg:viewBox="0 0 177 2002" svg:d="M174 1571c0-47 0-96 3-146l-8 289c0-48 2-93 5-143l-15 285c1-47 4-92 0 0-6 50-9 96-13 146l31-577c0-46 0-96-3-144s-3-94-5-143-6-94-10-143-9-94-13-143-9-94-14-142-13-98-20-146-13-91-24-140-17-94-26-143-18-91-28-141-21-90-34-140"><text:p/></draw:path><draw:line draw:style-name="gr51" draw:text-style-name="P20" svg:x1="0.661cm" svg:y1="1.664cm" svg:x2="0.671cm" svg:y2="1.964cm"><text:p/></draw:line><draw:frame draw:style-name="gr52" draw:text-style-name="P23" svg:width="0.514cm" svg:height="0.715cm" svg:x="0.416cm" svg:y="0.97cm"><draw:text-box><text:p text:style-name="P21"><text:span text:style-name="T8">A</text:span></text:p></draw:text-box></draw:frame><draw:frame draw:style-name="gr52" draw:text-style-name="P23" svg:width="0.6cm" svg:height="0.715cm" svg:x="6.209cm" svg:y="0.628cm"><draw:text-box><text:p text:style-name="P21"><text:span text:style-name="T8">O</text:span></text:p></draw:text-box></draw:frame></draw:g></text:p>
      <text:p text:style-name="Standard"/>
      <text:p text:style-name="Standard"/>
      <text:p text:style-name="P2">Vocabulaire<text:span text:style-name="T4"> :</text:span></text:p>
      <text:list xml:id="list2150799874" text:style-name="tfPuce">
        <text:list-item>
          <text:p text:style-name="P17">Les 3 phrases ci-dessous sont équivalentes :<text:line-break/>A et A' sont symétriques par rapport à O<text:line-break/>A' est le symétrique de A par rapport à O<text:line-break/>A' est <text:span text:style-name="T4">l’</text:span>image de A par la symétrie de centre O</text:p>
        </text:list-item>
        <text:list-item>
          <text:p text:style-name="P17">Le point O est appelé « centre » de la symétrie.<text:line-break/>Il est le seul point qui a pour image lui-même.</text:p>
        </text:list-item>
      </text:list>
      <text:p text:style-name="P6"/>
      <text:p text:style-name="P6"><draw:frame text:anchor-type="paragraph" draw:z-index="13" draw:style-name="gr56" draw:text-style-name="P26" svg:width="2.985cm" svg:height="1.698cm" svg:x="16.014cm" svg:y="0.677cm"><draw:text-box><text:p><text:span text:style-name="T11">p169: 17</text:span></text:p><text:p><text:span text:style-name="T11">p174: 50</text:span></text:p></draw:text-box></draw:frame></text:p>
      <text:list xml:id="list95003713036855" text:continue-list="list162330748" text:style-name="tfNum_20_1_29_">
        <text:list-item>
          <text:p text:style-name="P15">Image <text:span text:style-name="T4">d’</text:span>une figure</text:p>
        </text:list-item>
      </text:list>
      <text:p text:style-name="P3">Définition<text:span text:style-name="T4"> :</text:span></text:p>
      <text:p text:style-name="tfCours">Par une symétrie centrale, <text:span text:style-name="T4">l’</text:span>image <text:span text:style-name="T4">d’</text:span>une figure <text:span text:style-name="T6">s'</text:span>obtient en construisant les images de tous les points de <text:span text:style-name="T6">la figure de départ</text:span></text:p>
      <text:p text:style-name="Standard"/>
      <text:p text:style-name="Standard"/>
      <text:p text:style-name="P1"><draw:g text:anchor-type="as-char" draw:z-index="12" draw:style-name="gr1"><draw:line draw:style-name="gr53" draw:text-style-name="P20" svg:x1="0cm" svg:y1="0cm" svg:x2="0cm" svg:y2="6.128cm"><text:p/></draw:line><draw:line draw:style-name="gr53" draw:text-style-name="P20" svg:x1="1.017cm" svg:y1="0cm" svg:x2="1.017cm" svg:y2="6.128cm"><text:p/></draw:line><draw:line draw:style-name="gr53" draw:text-style-name="P20" svg:x1="2.041cm" svg:y1="0cm" svg:x2="2.041cm" svg:y2="6.128cm"><text:p/></draw:line><draw:line draw:style-name="gr53" draw:text-style-name="P20" svg:x1="3.063cm" svg:y1="0cm" svg:x2="3.063cm" svg:y2="6.128cm"><text:p/></draw:line><draw:line draw:style-name="gr53" draw:text-style-name="P20" svg:x1="4.084cm" svg:y1="0cm" svg:x2="4.084cm" svg:y2="6.128cm"><text:p/></draw:line><draw:line draw:style-name="gr53" draw:text-style-name="P20" svg:x1="5.101cm" svg:y1="0cm" svg:x2="5.101cm" svg:y2="6.128cm"><text:p/></draw:line><draw:line draw:style-name="gr53" draw:text-style-name="P20" svg:x1="6.124cm" svg:y1="0cm" svg:x2="6.124cm" svg:y2="6.128cm"><text:p/></draw:line><draw:line draw:style-name="gr53" draw:text-style-name="P20" svg:x1="7.145cm" svg:y1="0cm" svg:x2="7.145cm" svg:y2="6.128cm"><text:p/></draw:line><draw:line draw:style-name="gr53" draw:text-style-name="P20" svg:x1="8.165cm" svg:y1="0cm" svg:x2="8.165cm" svg:y2="6.128cm"><text:p/></draw:line><draw:line draw:style-name="gr53" draw:text-style-name="P20" svg:x1="9.187cm" svg:y1="0cm" svg:x2="9.187cm" svg:y2="6.128cm"><text:p/></draw:line><draw:polyline draw:style-name="gr53" draw:text-style-name="P20" svg:width="6.127cm" svg:height="10.207cm" draw:transform="rotate (-1.5707963267949) translate (10.207625cm 0.00401555158263182cm)" svg:viewBox="0 0 6128 10208" draw:points="0,10208 0,0 6128,0"><text:p/></draw:polyline><draw:line draw:style-name="gr53" draw:text-style-name="P20" svg:x1="0cm" svg:y1="1.018cm" svg:x2="10.208cm" svg:y2="1.018cm"><text:p/></draw:line><draw:line draw:style-name="gr53" draw:text-style-name="P20" svg:x1="0cm" svg:y1="2.04cm" svg:x2="10.208cm" svg:y2="2.04cm"><text:p/></draw:line><draw:line draw:style-name="gr53" draw:text-style-name="P20" svg:x1="0cm" svg:y1="3.063cm" svg:x2="10.208cm" svg:y2="3.063cm"><text:p/></draw:line><draw:line draw:style-name="gr53" draw:text-style-name="P20" svg:x1="0cm" svg:y1="4.081cm" svg:x2="10.208cm" svg:y2="4.081cm"><text:p/></draw:line><draw:line draw:style-name="gr53" draw:text-style-name="P20" svg:x1="0cm" svg:y1="5.104cm" svg:x2="10.208cm" svg:y2="5.104cm"><text:p/></draw:line><draw:line draw:style-name="gr53" draw:text-style-name="P20" svg:x1="0cm" svg:y1="6.128cm" svg:x2="10.208cm" svg:y2="6.128cm"><text:p/></draw:line><draw:g draw:style-name="gr2"><draw:line draw:style-name="gr54" draw:text-style-name="P20" svg:x1="5.026cm" svg:y1="3.063cm" svg:x2="5.178cm" svg:y2="3.063cm"><text:p/></draw:line><draw:line draw:style-name="gr54" draw:text-style-name="P20" svg:x1="5.101cm" svg:y1="2.988cm" svg:x2="5.101cm" svg:y2="3.138cm"><text:p/></draw:line></draw:g><draw:line draw:style-name="gr54" draw:text-style-name="P20" svg:x1="1.018cm" svg:y1="5.107cm" svg:x2="3.059cm" svg:y2="1.019cm"><text:p/></draw:line><draw:line draw:style-name="gr54" draw:text-style-name="P20" svg:x1="3.059cm" svg:y1="1.019cm" svg:x2="3.062cm" svg:y2="5.111cm"><text:p/></draw:line><draw:line draw:style-name="gr54" draw:text-style-name="P20" svg:x1="2.041cm" svg:y1="3.063cm" svg:x2="3.061cm" svg:y2="3.063cm"><text:p/></draw:line><draw:line draw:style-name="gr55" draw:text-style-name="P20" svg:x1="9.191cm" svg:y1="1.024cm" svg:x2="7.15cm" svg:y2="5.112cm"><text:p/></draw:line><draw:line draw:style-name="gr55" draw:text-style-name="P20" svg:x1="7.151cm" svg:y1="5.111cm" svg:x2="7.148cm" svg:y2="1.019cm"><text:p/></draw:line><draw:line draw:style-name="gr55" draw:text-style-name="P20" svg:x1="8.168cm" svg:y1="3.066cm" svg:x2="7.148cm" svg:y2="3.066cm"><text:p/></draw:line></draw:g></text:p>
      <text:p text:style-name="Standard"/>
      <text:p text:style-name="Standard"/>
      <text:p text:style-name="Standard">On passe de <text:span text:style-name="T6">l'ancienne à la nouvelle figure</text:span> en faisant un demi-tour autour du centre de la symétrie. <text:span text:style-name="T6">Les deux figures</text:span> sont donc superposables.</text:p>
      <text:p text:style-name="Standard"><draw:frame text:anchor-type="paragraph" draw:z-index="9" draw:style-name="gr47" draw:text-style-name="P26" svg:width="8.905cm" svg:height="3.654cm" svg:x="10.095cm" svg:y="1.409cm"><draw:text-box><text:p><text:span text:style-name="T11">oral p166: 1 + p168: 13, 14</text:span></text:p><text:p><text:span text:style-name="T11">p167: 8</text:span></text:p><text:p><text:span text:style-name="T11">p173: 45, 46</text:span></text:p><text:p><text:span text:style-name="T11">p174: 51</text:span></text:p><text:p><text:span text:style-name="T11">p177: 66</text:span></text:p></draw:text-box></draw:frame></text:p>
      <text:list xml:id="list95004005329316" text:continue-numbering="true" text:style-name="tfNum_20_1_29_">
        <text:list-item>
          <text:p text:style-name="P14">Centre de symétrie d’une figure</text:p>
        </text:list-item>
      </text:list>
      <text:p text:style-name="P3">Définition :</text:p>
      <text:p text:style-name="tfCours">Lorsqu’une figure a pour symétrique elle-même par rapport à un point, on dit que ce point est le centre de symétrie de la figure.</text:p>
      <text:p text:style-name="Standard"/>
      <text:p text:style-name="Standard"/>
      <text:p text:style-name="P1"><draw:g text:anchor-type="as-char" draw:z-index="0" draw:style-name="gr1"><draw:g draw:style-name="gr2"><draw:line draw:style-name="gr3" draw:text-style-name="P18" svg:x1="0cm" svg:y1="0cm" svg:x2="0cm" svg:y2="5.82cm"><text:p/></draw:line><draw:line draw:style-name="gr3" draw:text-style-name="P18" svg:x1="0.728cm" svg:y1="0cm" svg:x2="0.728cm" svg:y2="5.82cm"><text:p/></draw:line><draw:line draw:style-name="gr3" draw:text-style-name="P18" svg:x1="1.455cm" svg:y1="0cm" svg:x2="1.455cm" svg:y2="5.82cm"><text:p/></draw:line><draw:line draw:style-name="gr3" draw:text-style-name="P18" svg:x1="2.183cm" svg:y1="0cm" svg:x2="2.183cm" svg:y2="5.82cm"><text:p/></draw:line><draw:line draw:style-name="gr3" draw:text-style-name="P18" svg:x1="2.91cm" svg:y1="0cm" svg:x2="2.91cm" svg:y2="5.82cm"><text:p/></draw:line><draw:line draw:style-name="gr3" draw:text-style-name="P18" svg:x1="3.638cm" svg:y1="0cm" svg:x2="3.638cm" svg:y2="5.82cm"><text:p/></draw:line><draw:line draw:style-name="gr3" draw:text-style-name="P18" svg:x1="4.365cm" svg:y1="0cm" svg:x2="4.365cm" svg:y2="5.82cm"><text:p/></draw:line><draw:line draw:style-name="gr3" draw:text-style-name="P18" svg:x1="0cm" svg:y1="0cm" svg:x2="4.365cm" svg:y2="0cm"><text:p/></draw:line><draw:line draw:style-name="gr3" draw:text-style-name="P18" svg:x1="0cm" svg:y1="0.728cm" svg:x2="4.365cm" svg:y2="0.728cm"><text:p/></draw:line><draw:line draw:style-name="gr3" draw:text-style-name="P18" svg:x1="0cm" svg:y1="1.455cm" svg:x2="4.365cm" svg:y2="1.455cm"><text:p/></draw:line><draw:line draw:style-name="gr3" draw:text-style-name="P18" svg:x1="0cm" svg:y1="2.182cm" svg:x2="4.365cm" svg:y2="2.182cm"><text:p/></draw:line><draw:line draw:style-name="gr3" draw:text-style-name="P18" svg:x1="0cm" svg:y1="2.91cm" svg:x2="4.365cm" svg:y2="2.91cm"><text:p/></draw:line><draw:line draw:style-name="gr3" draw:text-style-name="P18" svg:x1="0cm" svg:y1="3.637cm" svg:x2="4.365cm" svg:y2="3.637cm"><text:p/></draw:line><draw:line draw:style-name="gr3" draw:text-style-name="P18" svg:x1="0cm" svg:y1="4.367cm" svg:x2="4.365cm" svg:y2="4.367cm"><text:p/></draw:line><draw:line draw:style-name="gr3" draw:text-style-name="P18" svg:x1="0cm" svg:y1="5.092cm" svg:x2="4.365cm" svg:y2="5.092cm"><text:p/></draw:line><draw:line draw:style-name="gr3" draw:text-style-name="P18" svg:x1="0cm" svg:y1="5.824cm" svg:x2="4.365cm" svg:y2="5.824cm"><text:p/></draw:line></draw:g><draw:polygon draw:style-name="gr4" draw:text-style-name="P19" svg:width="3.887cm" svg:height="3.531cm" draw:transform="skewX (0.000872664625997119) rotate (-0.245218759905204) translate (0.721695364878911cm 0.721139197819481cm)" svg:viewBox="0 0 3888 3532" draw:points="0,0 3010,1 897,3532 3888,3530 10,6"><text:p/></draw:polygon></draw:g></text:p>
      <text:p text:style-name="Standard"/>
      <text:p text:style-name="Standard"/>
      <text:p text:style-name="P2">Exemples :</text:p>
      <table:table table:name="Tableau1" table:style-name="Tableau1">
        <table:table-column table:style-name="Tableau1.A"/>
        <table:table-column table:style-name="Tableau1.B"/>
        <table:table-row>
          <table:table-cell table:style-name="Tableau1.A1" office:value-type="string">
            <text:p text:style-name="P8"><draw:g text:anchor-type="as-char" draw:z-index="1" draw:style-name="gr1"><draw:line draw:style-name="gr5" draw:text-style-name="P20" svg:x1="0.533cm" svg:y1="0.669cm" svg:x2="0.533cm" svg:y2="0.969cm"><text:p/></draw:line><draw:frame draw:style-name="gr6" draw:text-style-name="P22" svg:width="0.699cm" svg:height="0.634cm" svg:x="0cm" svg:y="0.536cm"><draw:text-box><text:p text:style-name="P21"><text:span text:style-name="T7">A</text:span></text:p></draw:text-box></draw:frame><draw:line draw:style-name="gr5" draw:text-style-name="P20" svg:x1="4.423cm" svg:y1="0.669cm" svg:x2="4.423cm" svg:y2="0.969cm"><text:p/></draw:line><draw:frame draw:style-name="gr7" draw:text-style-name="P22" svg:width="0.479cm" svg:height="0.634cm" svg:x="4.537cm" svg:y="0.536cm"><draw:text-box><text:p text:style-name="P21"><text:span text:style-name="T7">B</text:span></text:p></draw:text-box></draw:frame><draw:line draw:style-name="gr5" draw:text-style-name="P20" svg:x1="0.533cm" svg:y1="0.822cm" svg:x2="4.423cm" svg:y2="0.822cm"><text:p/></draw:line><draw:line draw:style-name="gr5" draw:text-style-name="P20" svg:x1="2.4cm" svg:y1="0.822cm" svg:x2="2.59cm" svg:y2="0.822cm"><text:p/></draw:line><draw:line draw:style-name="gr5" draw:text-style-name="P20" svg:x1="2.497cm" svg:y1="0.669cm" svg:x2="2.497cm" svg:y2="0.969cm"><text:p/></draw:line><draw:frame draw:style-name="gr8" draw:text-style-name="P22" svg:width="0.537cm" svg:height="0.634cm" svg:x="2.265cm" svg:y="0cm"><draw:text-box><text:p text:style-name="P21"><text:span text:style-name="T7">O</text:span></text:p></draw:text-box></draw:frame><draw:line draw:style-name="gr9" draw:text-style-name="P20" svg:x1="1.342cm" svg:y1="0.963cm" svg:x2="1.494cm" svg:y2="0.676cm"><text:p/></draw:line><draw:line draw:style-name="gr9" draw:text-style-name="P20" svg:x1="1.439cm" svg:y1="0.963cm" svg:x2="1.593cm" svg:y2="0.676cm"><text:p/></draw:line><draw:line draw:style-name="gr9" draw:text-style-name="P20" svg:x1="3.368cm" svg:y1="0.963cm" svg:x2="3.52cm" svg:y2="0.676cm"><text:p/></draw:line><draw:line draw:style-name="gr9" draw:text-style-name="P20" svg:x1="3.465cm" svg:y1="0.963cm" svg:x2="3.619cm" svg:y2="0.676cm"><text:p/></draw:line></draw:g></text:p>
          </table:table-cell>
          <table:table-cell table:style-name="Tableau1.A1" office:value-type="string">
            <text:p text:style-name="P4">Le centre de symétrie d’un segment est <text:span text:style-name="tfMasqué">son milieu.</text:span></text:p>
          </table:table-cell>
        </table:table-row>
        <table:table-row>
          <table:table-cell table:style-name="Tableau1.A1" office:value-type="string">
            <text:p text:style-name="P8"><draw:g text:anchor-type="as-char" draw:z-index="2" draw:style-name="gr1"><draw:g draw:style-name="gr2"><draw:line draw:style-name="gr10" draw:text-style-name="P20" svg:x1="1.525cm" svg:y1="0.617cm" svg:x2="4.735cm" svg:y2="0.617cm"><text:p/></draw:line><draw:line draw:style-name="gr10" draw:text-style-name="P20" svg:x1="4.746cm" svg:y1="0.602cm" svg:x2="3.682cm" svg:y2="2.159cm"><text:p/></draw:line><draw:line draw:style-name="gr10" draw:text-style-name="P20" svg:x1="3.695cm" svg:y1="2.164cm" svg:x2="0.45cm" svg:y2="2.164cm"><text:p/></draw:line><draw:line draw:style-name="gr10" draw:text-style-name="P20" svg:x1="0.472cm" svg:y1="2.16cm" svg:x2="1.539cm" svg:y2="0.598cm"><text:p/></draw:line></draw:g><draw:g draw:style-name="gr2"><draw:line draw:style-name="gr11" draw:text-style-name="P20" svg:x1="1.525cm" svg:y1="0.617cm" svg:x2="3.682cm" svg:y2="2.159cm"><text:p/></draw:line><draw:line draw:style-name="gr11" draw:text-style-name="P20" svg:x1="4.735cm" svg:y1="0.617cm" svg:x2="0.472cm" svg:y2="2.159cm"><text:p/></draw:line></draw:g><draw:frame draw:style-name="gr12" draw:text-style-name="P23" svg:width="0.433cm" svg:height="0.634cm" svg:x="1.147cm" svg:y="0cm"><draw:text-box><text:p text:style-name="P21"><text:span text:style-name="T8">A</text:span></text:p></draw:text-box></draw:frame><draw:frame draw:style-name="gr12" draw:text-style-name="P23" svg:width="0.433cm" svg:height="0.634cm" svg:x="4.752cm" svg:y="0cm"><draw:text-box><text:p text:style-name="P21"><text:span text:style-name="T8">B</text:span></text:p></draw:text-box></draw:frame><draw:frame draw:style-name="gr13" draw:text-style-name="P23" svg:width="0.488cm" svg:height="0.634cm" svg:x="2.394cm" svg:y="0.751cm"><draw:text-box><text:p text:style-name="P21"><text:span text:style-name="T8">O</text:span></text:p></draw:text-box></draw:frame><draw:frame draw:style-name="gr14" draw:text-style-name="P23" svg:width="0.463cm" svg:height="0.634cm" svg:x="0cm" svg:y="2.111cm"><draw:text-box><text:p text:style-name="P21"><text:span text:style-name="T8">D</text:span></text:p></draw:text-box></draw:frame><draw:frame draw:style-name="gr14" draw:text-style-name="P23" svg:width="0.463cm" svg:height="0.634cm" svg:x="3.681cm" svg:y="2.111cm"><draw:text-box><text:p text:style-name="P21"><text:span text:style-name="T8">C</text:span></text:p></draw:text-box></draw:frame></draw:g></text:p>
          </table:table-cell>
          <table:table-cell table:style-name="Tableau1.A1" office:value-type="string">
            <text:p text:style-name="P4">Le centre de symétrie d’un parallélogramme est <text:span text:style-name="tfMasqué">le point d’intersection de ses diagonales.</text:span><text:line-break/><text:span text:style-name="T1">(même chose pour un losange, un rectangle et un carré !)</text:span></text:p>
          </table:table-cell>
        </table:table-row>
        <table:table-row>
          <table:table-cell table:style-name="Tableau1.A1" office:value-type="string">
            <text:p text:style-name="P8"><draw:g text:anchor-type="as-char" draw:z-index="3" draw:style-name="gr1"><draw:line draw:style-name="gr15" draw:text-style-name="P20" svg:x1="1.453cm" svg:y1="1.519cm" svg:x2="1.603cm" svg:y2="1.519cm"><text:p/></draw:line><draw:line draw:style-name="gr15" draw:text-style-name="P20" svg:x1="1.529cm" svg:y1="1.446cm" svg:x2="1.529cm" svg:y2="1.594cm"><text:p/></draw:line><draw:polyline draw:style-name="gr15" draw:text-style-name="P20" svg:width="3.049cm" svg:height="3.033cm" svg:x="0cm" svg:y="0cm" svg:viewBox="0 0 3050 3034" draw:points="3050,1519 3048,1443 3043,1369 3032,1293 3020,1219 3002,1145 2983,1072 2960,1000 2932,930 2900,861 2865,794 2828,728 2785,663 2743,603 2695,543 2644,487 2591,432 2536,381 2478,332 2417,288 2355,243 2290,205 2223,168 2154,136 2083,106 2013,79 1940,56 1866,39 1792,23 1716,12 1640,4 1565,2 1489,0 1415,4 1339,11 1263,23 1189,37 1115,56 1042,78 970,104 900,132 833,166 766,203 700,242 637,284 577,330 519,377 462,429 409,483 360,540 310,600 266,660 226,723 187,788 152,855 122,924 93,997 69,1067 48,1139 32,1214 18,1288 9,1363 2,1438 0,1513 2,1589 7,1665 18,1739 30,1815 46,1887 67,1961 92,2034 118,2103 150,2171 183,2240 222,2305 263,2369 307,2431 355,2491 406,2547 459,2602 513,2651 572,2701 631,2746 695,2790 760,2829 826,2865 894,2898 965,2928 1035,2955 1109,2976 1182,2995 1258,3009 1332,3022 1408,3030 1483,3032 1559,3034 1635,3030 1711,3023 1787,3013 1861,2997 1935,2977 2007,2956 2080,2930 2148,2902 2217,2870 2284,2833 2350,2792 2411,2752 2473,2706 2531,2656 2588,2605 2641,2552 2692,2494 2738,2436 2783,2374 2824,2311 2863,2245 2896,2178 2930,2110 2956,2039 2981,1969 3002,1894 3020,1820 3032,1746 3043,1672 3048,1596 3050,1520"><text:p/></draw:polyline><draw:line draw:style-name="gr15" draw:text-style-name="P20" svg:x1="1.453cm" svg:y1="1.519cm" svg:x2="1.603cm" svg:y2="1.519cm"><text:p/></draw:line><draw:line draw:style-name="gr15" draw:text-style-name="P20" svg:x1="1.529cm" svg:y1="1.446cm" svg:x2="1.529cm" svg:y2="1.594cm"><text:p/></draw:line><draw:frame draw:style-name="gr13" draw:text-style-name="P24" svg:width="0.488cm" svg:height="0.634cm" svg:x="1.291cm" svg:y="0.813cm"><draw:text-box><text:p text:style-name="P21"><text:span text:style-name="T9">O</text:span></text:p></draw:text-box></draw:frame></draw:g></text:p>
          </table:table-cell>
          <table:table-cell table:style-name="Tableau1.A1" office:value-type="string">
            <text:p text:style-name="P4">Le centre de symétrie d’un cercle est <text:span text:style-name="tfMasqué">son centre.</text:span></text:p>
          </table:table-cell>
        </table:table-row>
      </table:table>
      <text:p text:style-name="Standard"/>
      <text:p text:style-name="Standard"><draw:frame text:anchor-type="paragraph" draw:z-index="10" draw:style-name="gr48" draw:text-style-name="P26" svg:width="8.965cm" svg:height="2.416cm" svg:x="10.035cm" svg:y="0.33cm"><draw:text-box><text:p><text:span text:style-name="T11">oral p170: 26, 27 + p171: 28, 29</text:span></text:p><text:p><text:span text:style-name="T11">p171: 31</text:span></text:p><text:p><text:span text:style-name="T11">p177: 69 (réfléchir)</text:span></text:p></draw:text-box></draw:frame></text:p>
      <text:p text:style-name="Standard"/>
      <text:p text:style-name="P5"/>
      <text:list xml:id="list95004470787282" text:continue-list="list3846278555" text:style-name="tfNum_20_I_29_">
        <text:list-item>
          <text:p text:style-name="P16">Propriétés</text:p>
        </text:list-item>
      </text:list>
      <table:table table:name="Tableau2" table:style-name="Tableau2">
        <table:table-column table:style-name="Tableau2.A"/>
        <table:table-column table:style-name="Tableau2.B"/>
        <table:table-row>
          <table:table-cell table:style-name="Tableau2.A1" office:value-type="string">
            <text:p text:style-name="P7">Figure</text:p>
          </table:table-cell>
          <table:table-cell table:style-name="Tableau2.B1" office:value-type="string">
            <text:p text:style-name="P9">Propriété</text:p>
          </table:table-cell>
        </table:table-row>
        <table:table-row>
          <table:table-cell table:style-name="Tableau2.A2" office:value-type="string">
            <text:p text:style-name="P11"><draw:g text:anchor-type="as-char" draw:z-index="4" draw:style-name="gr1"><draw:line draw:style-name="gr15" draw:text-style-name="P20" svg:x1="0cm" svg:y1="1.157cm" svg:x2="6.001cm" svg:y2="0.405cm"><text:p/></draw:line><draw:line draw:style-name="gr15" draw:text-style-name="P20" svg:x1="0cm" svg:y1="2.719cm" svg:x2="6.001cm" svg:y2="1.939cm"><text:p/></draw:line><draw:g draw:style-name="gr2"><draw:line draw:style-name="gr16" draw:text-style-name="P20" svg:x1="0.569cm" svg:y1="1.098cm" svg:x2="5.49cm" svg:y2="2cm"><text:p/></draw:line><draw:line draw:style-name="gr17" draw:text-style-name="P20" svg:x1="3.598cm" svg:y1="0.704cm" svg:x2="2.46cm" svg:y2="2.387cm"><text:p/></draw:line><draw:line draw:style-name="gr18" draw:text-style-name="P20" svg:x1="4.739cm" svg:y1="0.555cm" svg:x2="1.319cm" svg:y2="2.538cm"><text:p/></draw:line></draw:g><draw:line draw:style-name="gr19" draw:text-style-name="P20" svg:x1="3.045cm" svg:y1="1.597cm" svg:x2="3.039cm" svg:y2="1.519cm"><text:p/></draw:line><draw:frame draw:style-name="gr20" draw:text-style-name="P25" svg:width="0.408cm" svg:height="0.583cm" svg:x="0.183cm" svg:y="0.529cm"><draw:text-box><text:p text:style-name="P21"><text:span text:style-name="T10">A</text:span></text:p></draw:text-box></draw:frame><draw:frame draw:style-name="gr21" draw:text-style-name="P25" svg:width="0.41cm" svg:height="0.585cm" svg:x="3.441cm" svg:y="0.129cm"><draw:text-box><text:p text:style-name="P21"><text:span text:style-name="T10">B</text:span></text:p></draw:text-box></draw:frame><draw:frame draw:style-name="gr21" draw:text-style-name="P25" svg:width="0.41cm" svg:height="0.585cm" svg:x="4.628cm" svg:y="0cm"><draw:text-box><text:p text:style-name="P21"><text:span text:style-name="T10">C</text:span></text:p></draw:text-box></draw:frame><draw:frame draw:style-name="gr22" draw:text-style-name="P25" svg:width="0.473cm" svg:height="0.583cm" svg:x="5.449cm" svg:y="2.053cm"><draw:text-box><text:p text:style-name="P21"><text:span text:style-name="T10">A'</text:span></text:p></draw:text-box></draw:frame><draw:frame draw:style-name="gr23" draw:text-style-name="P25" svg:width="0.473cm" svg:height="0.585cm" svg:x="2.267cm" svg:y="2.485cm"><draw:text-box><text:p text:style-name="P21"><text:span text:style-name="T10">B'</text:span></text:p></draw:text-box></draw:frame><draw:frame draw:style-name="gr24" draw:text-style-name="P25" svg:width="0.475cm" svg:height="0.585cm" svg:x="0.977cm" svg:y="2.616cm"><draw:text-box><text:p text:style-name="P21"><text:span text:style-name="T10">C'</text:span></text:p></draw:text-box></draw:frame><draw:frame draw:style-name="gr25" draw:text-style-name="P25" svg:width="0.442cm" svg:height="0.585cm" svg:x="3.387cm" svg:y="1.199cm"><draw:text-box><text:p text:style-name="P21"><text:span text:style-name="T10">O</text:span></text:p></draw:text-box></draw:frame></draw:g></text:p>
          </table:table-cell>
          <table:table-cell table:style-name="Tableau2.B2" office:value-type="string">
            <text:p text:style-name="P10">Si des points sont alignés, alors leurs symétriques sont alignés</text:p>
          </table:table-cell>
        </table:table-row>
        <table:table-row>
          <table:table-cell table:style-name="Tableau2.A2" office:value-type="string">
            <text:p text:style-name="P12"><draw:g text:anchor-type="as-char" draw:z-index="5" draw:style-name="gr1"><draw:line draw:style-name="gr15" draw:text-style-name="P20" svg:x1="0.286cm" svg:y1="1.154cm" svg:x2="4.741cm" svg:y2="0.597cm"><text:p/></draw:line><draw:line draw:style-name="gr15" draw:text-style-name="P20" svg:x1="1.089cm" svg:y1="2.695cm" svg:x2="5.526cm" svg:y2="2.118cm"><text:p/></draw:line><draw:line draw:style-name="gr26" draw:text-style-name="P20" svg:x1="0.333cm" svg:y1="1.162cm" svg:x2="5.534cm" svg:y2="2.113cm"><text:p/></draw:line><draw:line draw:style-name="gr27" draw:text-style-name="P20" svg:x1="4.737cm" svg:y1="0.588cm" svg:x2="1.122cm" svg:y2="2.682cm"><text:p/></draw:line><draw:line draw:style-name="gr19" draw:text-style-name="P20" svg:x1="2.94cm" svg:y1="1.674cm" svg:x2="2.935cm" svg:y2="1.592cm"><text:p/></draw:line><draw:frame draw:style-name="gr28" draw:text-style-name="P25" svg:width="0.433cm" svg:height="0.616cm" svg:x="0cm" svg:y="0.552cm"><draw:text-box><text:p text:style-name="P21"><text:span text:style-name="T10">A</text:span></text:p></draw:text-box></draw:frame><draw:frame draw:style-name="gr28" draw:text-style-name="P25" svg:width="0.433cm" svg:height="0.616cm" svg:x="4.683cm" svg:y="0cm"><draw:text-box><text:p text:style-name="P21"><text:span text:style-name="T10">B</text:span></text:p></draw:text-box></draw:frame><draw:frame draw:style-name="gr29" draw:text-style-name="P25" svg:width="0.5cm" svg:height="0.616cm" svg:x="5.502cm" svg:y="2.076cm"><draw:text-box><text:p text:style-name="P21"><text:span text:style-name="T10">A'</text:span></text:p></draw:text-box></draw:frame><draw:frame draw:style-name="gr29" draw:text-style-name="P25" svg:width="0.5cm" svg:height="0.616cm" svg:x="0.771cm" svg:y="2.755cm"><draw:text-box><text:p text:style-name="P21"><text:span text:style-name="T10">B'</text:span></text:p></draw:text-box></draw:frame><draw:frame draw:style-name="gr30" draw:text-style-name="P25" svg:width="0.466cm" svg:height="0.616cm" svg:x="3.32cm" svg:y="1.226cm"><draw:text-box><text:p text:style-name="P21"><text:span text:style-name="T10">O</text:span></text:p></draw:text-box></draw:frame><draw:frame draw:style-name="gr31" draw:text-style-name="P25" svg:width="1.474cm" svg:height="0.616cm" draw:transform="rotate (0.126361837844389) translate (1.77447222222222cm 0.397597222222222cm)"><draw:text-box><text:p text:style-name="P21"><text:span text:style-name="T10">3 cm</text:span></text:p></draw:text-box></draw:frame></draw:g></text:p>
          </table:table-cell>
          <table:table-cell table:style-name="Tableau2.B2" office:value-type="string">
            <text:p text:style-name="P10"><text:span text:style-name="T5">Le symétrique d’un segment est un segment </text:span><text:span text:style-name="tfMasqué_20_sur_20_fond_20_vert"><text:span text:style-name="T5">de même longueur</text:span></text:span></text:p>
          </table:table-cell>
        </table:table-row>
        <table:table-row>
          <table:table-cell table:style-name="Tableau2.A2" office:value-type="string">
            <text:p text:style-name="P11"><draw:g text:anchor-type="as-char" draw:z-index="6" draw:style-name="gr1"><draw:g draw:style-name="gr2"><draw:line draw:style-name="gr15" draw:text-style-name="P20" svg:x1="0.39cm" svg:y1="1.942cm" svg:x2="1.013cm" svg:y2="2.758cm"><text:p/></draw:line><draw:line draw:style-name="gr15" draw:text-style-name="P20" svg:x1="4.91cm" svg:y1="0.474cm" svg:x2="5.533cm" svg:y2="1.29cm"><text:p/></draw:line><draw:line draw:style-name="gr15" draw:text-style-name="P20" svg:x1="1.473cm" svg:y1="1.102cm" svg:x2="0.39cm" svg:y2="1.943cm"><text:p/></draw:line><draw:line draw:style-name="gr15" draw:text-style-name="P20" svg:x1="5.533cm" svg:y1="1.29cm" svg:x2="4.45cm" svg:y2="2.131cm"><text:p/></draw:line></draw:g><draw:g draw:style-name="gr2"><draw:line draw:style-name="gr32" draw:text-style-name="P20" svg:x1="1.012cm" svg:y1="2.756cm" svg:x2="4.91cm" svg:y2="0.474cm"><text:p/></draw:line><draw:line draw:style-name="gr33" draw:text-style-name="P20" svg:x1="5.533cm" svg:y1="1.29cm" svg:x2="0.39cm" svg:y2="1.94cm"><text:p/></draw:line><draw:line draw:style-name="gr34" draw:text-style-name="P20" svg:x1="4.45cm" svg:y1="2.133cm" svg:x2="1.472cm" svg:y2="1.102cm"><text:p/></draw:line></draw:g><draw:line draw:style-name="gr19" draw:text-style-name="P20" svg:x1="2.967cm" svg:y1="1.596cm" svg:x2="2.962cm" svg:y2="1.653cm"><text:p/></draw:line><draw:polyline draw:style-name="gr35" draw:text-style-name="P20" svg:width="0.148cm" svg:height="0.489cm" svg:x="5.177cm" svg:y="1.021cm" svg:viewBox="0 0 149 490" draw:points="77,490 57,464 42,437 27,408 15,375 8,344 2,311 0,277 2,242 8,210 15,177 27,147 42,117 57,90 77,65 100,40 125,19 149,0"><text:p/></draw:polyline><draw:polyline draw:style-name="gr35" draw:text-style-name="P20" svg:width="0.148cm" svg:height="0.491cm" svg:x="0.582cm" svg:y="1.725cm" svg:viewBox="0 0 149 492" draw:points="73,0 92,27 107,53 122,82 133,115 142,147 147,179 149,214 147,248 142,280 133,312 122,345 107,374 92,400 73,427 50,450 25,472 0,492"><text:p/></draw:polyline><draw:frame draw:style-name="gr36" draw:text-style-name="P25" svg:width="0.369cm" svg:height="0.525cm" svg:x="0.824cm" svg:y="2.817cm"><draw:text-box><text:p text:style-name="P21"><text:span text:style-name="T10">A</text:span></text:p></draw:text-box></draw:frame><draw:frame draw:style-name="gr36" draw:text-style-name="P25" svg:width="0.369cm" svg:height="0.525cm" svg:x="0cm" svg:y="1.667cm"><draw:text-box><text:p text:style-name="P21"><text:span text:style-name="T10">B</text:span></text:p></draw:text-box></draw:frame><draw:frame draw:style-name="gr36" draw:text-style-name="P25" svg:width="0.369cm" svg:height="0.525cm" svg:x="1.289cm" svg:y="0.607cm"><draw:text-box><text:p text:style-name="P21"><text:span text:style-name="T10">C</text:span></text:p></draw:text-box></draw:frame><draw:frame draw:style-name="gr37" draw:text-style-name="P25" svg:width="0.399cm" svg:height="0.526cm" svg:x="2.753cm" svg:y="1.067cm"><draw:text-box><text:p text:style-name="P21"><text:span text:style-name="T10">O</text:span></text:p></draw:text-box></draw:frame><draw:frame draw:style-name="gr38" draw:text-style-name="P25" svg:width="0.426cm" svg:height="0.525cm" svg:x="4.313cm" svg:y="2.143cm"><draw:text-box><text:p text:style-name="P21"><text:span text:style-name="T10">C'</text:span></text:p></draw:text-box></draw:frame><draw:frame draw:style-name="gr38" draw:text-style-name="P25" svg:width="0.426cm" svg:height="0.525cm" svg:x="4.75cm" svg:y="0cm"><draw:text-box><text:p text:style-name="P21"><text:span text:style-name="T10">A'</text:span></text:p></draw:text-box></draw:frame><draw:frame draw:style-name="gr38" draw:text-style-name="P25" svg:width="0.426cm" svg:height="0.525cm" svg:x="5.577cm" svg:y="1.072cm"><draw:text-box><text:p text:style-name="P21"><text:span text:style-name="T10">B'</text:span></text:p></draw:text-box></draw:frame></draw:g></text:p>
          </table:table-cell>
          <table:table-cell table:style-name="Tableau2.B2" office:value-type="string">
            <text:p text:style-name="P10"><text:span text:style-name="T5">Le symétrique d’un angle est un angle </text:span><text:span text:style-name="tfMasqué_20_sur_20_fond_20_vert"><text:span text:style-name="T5">de même mesure</text:span></text:span></text:p>
          </table:table-cell>
        </table:table-row>
        <table:table-row>
          <table:table-cell table:style-name="Tableau2.A2" office:value-type="string">
            <text:p text:style-name="P11"><draw:g text:anchor-type="as-char" draw:z-index="15" draw:name="Forme1" draw:style-name="gr58"><draw:line draw:style-name="gr59" draw:text-style-name="P27" svg:x1="0cm" svg:y1="1.15cm" svg:x2="1.573cm" svg:y2="1.15cm"><text:p/></draw:line><draw:line draw:style-name="gr60" draw:text-style-name="P27" svg:x1="4.428cm" svg:y1="1.469cm" svg:x2="6.001cm" svg:y2="1.469cm"><text:p/></draw:line><draw:polygon draw:style-name="gr61" draw:text-style-name="P28" svg:width="1.572cm" svg:height="2.297cm" svg:x="0cm" svg:y="0cm" svg:viewBox="0 0 1573 2298" draw:points="1573,2298 0,2298 0,1150 786,0 1573,1150"><text:p/></draw:polygon><draw:polygon draw:style-name="gr62" draw:text-style-name="P28" svg:width="1.572cm" svg:height="2.297cm" svg:x="0cm" svg:y="0cm" svg:viewBox="0 0 1573 2298" draw:points="1573,2298 0,2298 0,1150 786,0 1573,1150"><text:p/></draw:polygon><draw:polygon draw:style-name="gr63" draw:text-style-name="P28" svg:width="1.572cm" svg:height="2.295cm" svg:x="4.428cm" svg:y="0.314cm" svg:viewBox="0 0 1573 2296" draw:points="786,2296 0,1147 0,0 1573,0 1573,1147"><text:p/></draw:polygon><draw:polygon draw:style-name="gr64" draw:text-style-name="P28" svg:width="1.572cm" svg:height="2.295cm" svg:x="4.428cm" svg:y="0.314cm" svg:viewBox="0 0 1573 2296" draw:points="786,2296 0,1147 0,0 1573,0 1573,1147"><text:p/></draw:polygon><draw:line draw:style-name="gr65" draw:text-style-name="P27" svg:x1="1.573cm" svg:y1="1.15cm" svg:x2="4.428cm" svg:y2="1.463cm"><text:p/></draw:line><draw:line draw:style-name="gr66" draw:text-style-name="P27" svg:x1="3.035cm" svg:y1="1.332cm" svg:x2="2.969cm" svg:y2="1.296cm"><text:p/></draw:line><draw:frame draw:style-name="gr67" draw:text-style-name="P29" svg:width="0.378cm" svg:height="0.555cm" svg:x="2.831cm" svg:y="0.801cm"><draw:text-box><text:p text:style-name="P21"><text:span text:style-name="T12">O</text:span></text:p></draw:text-box></draw:frame></draw:g></text:p>
          </table:table-cell>
          <table:table-cell table:style-name="Tableau2.B2" office:value-type="string">
            <text:p text:style-name="P10"><text:span text:style-name="T5">Le symétrique d’une figure est une figure </text:span><text:span text:style-name="tfMasqué_20_sur_20_fond_20_vert"><text:span text:style-name="T5">de même aire</text:span></text:span></text:p>
          </table:table-cell>
        </table:table-row>
        <table:table-row>
          <table:table-cell table:style-name="Tableau2.A2" office:value-type="string">
            <text:p text:style-name="P11"><draw:g text:anchor-type="as-char" draw:z-index="7" draw:style-name="gr1"><draw:g draw:style-name="gr2"><draw:line draw:style-name="gr15" draw:text-style-name="P20" svg:x1="0cm" svg:y1="1.028cm" svg:x2="4.217cm" svg:y2="0.5cm"><text:p/></draw:line><draw:line draw:style-name="gr15" draw:text-style-name="P20" svg:x1="1.943cm" svg:y1="2.338cm" svg:x2="6.001cm" svg:y2="1.81cm"><text:p/></draw:line></draw:g><draw:g draw:style-name="gr2"><draw:line draw:style-name="gr39" draw:text-style-name="P20" svg:x1="0.569cm" svg:y1="0.971cm" svg:x2="5.49cm" svg:y2="1.872cm"><text:p/></draw:line><draw:line draw:style-name="gr40" draw:text-style-name="P20" svg:x1="3.598cm" svg:y1="0.577cm" svg:x2="2.46cm" svg:y2="2.261cm"><text:p/></draw:line></draw:g><draw:line draw:style-name="gr19" draw:text-style-name="P20" svg:x1="3.045cm" svg:y1="1.471cm" svg:x2="3.039cm" svg:y2="1.393cm"><text:p/></draw:line><draw:frame draw:style-name="gr21" draw:text-style-name="P25" svg:width="0.41cm" svg:height="0.585cm" svg:x="0.183cm" svg:y="0.4cm"><draw:text-box><text:p text:style-name="P21"><text:span text:style-name="T10">A</text:span></text:p></draw:text-box></draw:frame><draw:frame draw:style-name="gr21" draw:text-style-name="P25" svg:width="0.41cm" svg:height="0.585cm" svg:x="3.441cm" svg:y="0cm"><draw:text-box><text:p text:style-name="P21"><text:span text:style-name="T10">B</text:span></text:p></draw:text-box></draw:frame><draw:frame draw:style-name="gr24" draw:text-style-name="P25" svg:width="0.475cm" svg:height="0.585cm" svg:x="5.449cm" svg:y="1.924cm"><draw:text-box><text:p text:style-name="P21"><text:span text:style-name="T10">A'</text:span></text:p></draw:text-box></draw:frame><draw:frame draw:style-name="gr23" draw:text-style-name="P25" svg:width="0.473cm" svg:height="0.585cm" svg:x="2.267cm" svg:y="2.357cm"><draw:text-box><text:p text:style-name="P21"><text:span text:style-name="T10">B'</text:span></text:p></draw:text-box></draw:frame><draw:frame draw:style-name="gr41" draw:text-style-name="P25" svg:width="0.442cm" svg:height="0.583cm" svg:x="3.291cm" svg:y="0.984cm"><draw:text-box><text:p text:style-name="P21"><text:span text:style-name="T10">O</text:span></text:p></draw:text-box></draw:frame></draw:g></text:p>
          </table:table-cell>
          <table:table-cell table:style-name="Tableau2.B2" office:value-type="string">
            <text:p text:style-name="P10"><text:span text:style-name="T5">L’image d’une droite </text:span><text:span text:style-name="T2">par une symétrie centrale</text:span><text:span text:style-name="T5"> est </text:span><text:span text:style-name="tfMasqué_20_sur_20_fond_20_vert"><text:span text:style-name="T5">une droite qui lui est parallèle</text:span></text:span></text:p>
          </table:table-cell>
        </table:table-row>
        <table:table-row>
          <table:table-cell table:style-name="Tableau2.A2" office:value-type="string">
            <text:p text:style-name="P13"><draw:g text:anchor-type="as-char" draw:z-index="8" draw:style-name="gr1"><draw:polyline draw:style-name="gr15" draw:text-style-name="P20" svg:width="2.325cm" svg:height="2.319cm" svg:x="0cm" svg:y="0cm" svg:viewBox="0 0 2326 2320" draw:points="2326,1161 2323,1104 2321,1043 2313,989 2303,931 2290,873 2273,820 2256,764 2236,712 2211,660 2185,607 2156,556 2123,510 2090,460 2056,415 2015,372 1976,333 1933,292 1889,252 1844,219 1793,187 1746,154 1697,130 1644,102 1589,79 1537,59 1479,45 1423,30 1367,17 1309,10 1252,3 1194,0 1137,0 1076,3 1020,7 965,17 906,27 850,42 795,59 742,79 687,102 635,125 585,154 534,185 484,217 439,252 395,290 353,330 312,369 272,412 238,457 205,504 173,552 143,604 115,654 92,706 69,759 52,817 37,872 25,926 13,984 6,1042 3,1098 0,1156 3,1213 6,1274 13,1328 23,1386 35,1444 50,1498 69,1553 91,1605 112,1658 140,1710 167,1761 200,1810 235,1857 271,1902 310,1945 347,1987 389,2027 435,2065 482,2099 530,2132 579,2163 630,2190 683,2215 735,2236 789,2258 844,2275 902,2289 957,2300 1014,2310 1072,2314 1129,2320 1190,2320 1246,2314 1304,2310 1361,2302 1416,2289 1474,2278 1530,2259 1583,2239 1636,2217 1688,2193 1741,2164 1792,2135 1838,2102 1887,2068 1929,2033 1972,1993 2014,1951 2051,1908 2089,1863 2122,1815 2153,1768 2184,1718 2208,1666 2231,1612 2256,1560 2273,1506 2289,1451 2302,1393 2311,1336 2321,1278 2323,1222 2326,1164"><text:p/></draw:polyline><draw:polyline draw:style-name="gr15" draw:text-style-name="P20" svg:width="2.322cm" svg:height="2.319cm" svg:x="3.677cm" svg:y="0cm" svg:viewBox="0 0 2323 2320" draw:points="2323,1161 2323,1104 2319,1043 2311,989 2302,931 2289,873 2273,820 2253,764 2234,712 2208,660 2184,607 2153,556 2123,510 2089,460 2054,415 2014,372 1973,333 1930,292 1887,252 1841,219 1793,187 1743,154 1694,130 1642,102 1589,79 1534,59 1479,45 1423,30 1367,17 1309,10 1252,3 1194,0 1134,0 1076,3 1021,7 962,17 906,27 850,42 795,59 739,79 687,102 635,125 582,154 533,185 487,217 439,252 395,290 353,330 312,369 275,412 238,457 203,504 173,552 144,604 118,654 92,706 72,759 52,817 37,872 25,926 13,984 7,1042 3,1098 0,1156 3,1213 7,1274 13,1328 23,1386 35,1444 52,1498 69,1553 92,1605 115,1658 140,1710 170,1761 200,1810 235,1857 271,1902 307,1945 350,1987 392,2027 435,2065 482,2099 530,2132 579,2163 630,2190 683,2215 735,2236 789,2258 844,2275 899,2289 957,2300 1014,2310 1072,2314 1129,2320 1187,2320 1246,2314 1304,2310 1361,2302 1416,2289 1474,2278 1530,2259 1583,2239 1636,2217 1688,2193 1741,2164 1789,2135 1838,2102 1884,2068 1929,2033 1972,1993 2011,1951 2048,1908 2086,1863 2119,1815 2151,1768 2181,1718 2208,1666 2231,1612 2253,1560 2270,1506 2286,1451 2299,1393 2309,1336 2319,1278 2323,1222 2323,1164"><text:p/></draw:polyline><draw:g draw:style-name="gr2"><draw:line draw:style-name="gr42" draw:text-style-name="P20" svg:x1="2.122cm" svg:y1="1.832cm" svg:x2="3.891cm" svg:y2="0.492cm"><text:p/></draw:line><draw:line draw:style-name="gr43" draw:text-style-name="P20" svg:x1="1.167cm" svg:y1="1.161cm" svg:x2="4.844cm" svg:y2="1.161cm"><text:p/></draw:line></draw:g><draw:line draw:style-name="gr19" draw:text-style-name="P20" svg:x1="3.842cm" svg:y1="0.492cm" svg:x2="3.897cm" svg:y2="0.55cm"><text:p/></draw:line><draw:line draw:style-name="gr19" draw:text-style-name="P20" svg:x1="1.132cm" svg:y1="1.131cm" svg:x2="1.19cm" svg:y2="1.189cm"><text:p/></draw:line><draw:line draw:style-name="gr19" draw:text-style-name="P20" svg:x1="4.827cm" svg:y1="1.138cm" svg:x2="4.882cm" svg:y2="1.196cm"><text:p/></draw:line><draw:line draw:style-name="gr19" draw:text-style-name="P20" svg:x1="2.079cm" svg:y1="1.815cm" svg:x2="2.137cm" svg:y2="1.87cm"><text:p/></draw:line><draw:line draw:style-name="gr19" draw:text-style-name="P20" svg:x1="2.98cm" svg:y1="1.138cm" svg:x2="3.035cm" svg:y2="1.196cm"><text:p/></draw:line><draw:frame draw:style-name="gr44" draw:text-style-name="P25" svg:width="0.258cm" svg:height="0.687cm" svg:x="2.912cm" svg:y="0.637cm"><draw:text-box><text:p text:style-name="P21"><text:span text:style-name="T10">I</text:span></text:p></draw:text-box></draw:frame><draw:frame draw:style-name="gr45" draw:text-style-name="P25" svg:width="0.521cm" svg:height="0.689cm" svg:x="0.915cm" svg:y="0.637cm"><draw:text-box><text:p text:style-name="P21"><text:span text:style-name="T10">O</text:span></text:p></draw:text-box></draw:frame><draw:frame draw:style-name="gr46" draw:text-style-name="P25" svg:width="0.595cm" svg:height="0.687cm" svg:x="4.754cm" svg:y="1.236cm"><draw:text-box><text:p text:style-name="P21"><text:span text:style-name="T10">O'</text:span></text:p></draw:text-box></draw:frame></draw:g></text:p>
          </table:table-cell>
          <table:table-cell table:style-name="Tableau2.B2" office:value-type="string">
            <text:p text:style-name="P10"><text:span text:style-name="T5">Le symétrique d’un cercle est le cercle </text:span><text:span text:style-name="tfMasqué_20_sur_20_fond_20_vert"><text:span text:style-name="T5">de même rayon</text:span></text:span><text:span text:style-name="T5"> dont le centre est </text:span><text:span text:style-name="tfMasqué_20_sur_20_fond_20_vert"><text:span text:style-name="T5">le symétrique du centre du 1</text:span></text:span><text:span text:style-name="tfMasqué_20_sur_20_fond_20_vert"><text:span text:style-name="T3">er</text:span></text:span><text:span text:style-name="tfMasqué_20_sur_20_fond_20_vert"><text:span text:style-name="T5"> cercle</text:span></text:span></text:p>
          </table:table-cell>
        </table:table-row>
      </table:table>
      <text:p text:style-name="Standard"><draw:frame text:anchor-type="paragraph" draw:z-index="14" draw:style-name="gr57" draw:text-style-name="P26" svg:width="6.319cm" svg:height="5.114cm" svg:x="12.681cm" svg:y="1.33cm"><draw:text-box><text:p><text:span text:style-name="T11">constructions</text:span></text:p><text:p><text:span text:style-name="T11">p169: 21</text:span></text:p><text:p><text:span text:style-name="T11">p171: 33</text:span></text:p><text:p><text:span text:style-name="T11">p173: 44</text:span></text:p><text:p><text:span text:style-name="T11">p175: 60, 64</text:span></text:p><text:p><text:span text:style-name="T11">démonstrations</text:span></text:p><text:p><text:span text:style-name="T11">p175: 59, 61, 62, 63</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3" draw:display-name="Dashed (var) 23" draw:style="rect" draw:dots1="1" draw:dots1-length="0.048cm" draw:distance="0.023cm"/>
    <draw:stroke-dash draw:name="Dashed_20__28_var_29__20_24" draw:display-name="Dashed (var) 24" draw:style="rect" draw:dots1="1" draw:dots1-length="0.048cm" draw:distance="0.023cm"/>
    <draw:stroke-dash draw:name="Dashed_20__28_var_29__20_25" draw:display-name="Dashed (var) 25" draw:style="rect" draw:dots1="1" draw:dots1-length="0.048cm" draw:distance="0.023cm"/>
    <draw:stroke-dash draw:name="Dashed_20__28_var_29__20_28" draw:display-name="Dashed (var) 28" draw:style="rect" draw:dots1="1" draw:dots1-length="0.048cm" draw:distance="0.023cm"/>
    <draw:stroke-dash draw:name="Dashed_20__28_var_29__20_29" draw:display-name="Dashed (var) 29" draw:style="rect" draw:dots1="1" draw:dots1-length="0.048cm" draw:distance="0.023cm"/>
    <draw:stroke-dash draw:name="Dashed_20__28_var_29__20_30" draw:display-name="Dashed (var) 30" draw:style="rect" draw:dots1="1" draw:dots1-length="0.048cm" draw:distance="0.023cm"/>
    <draw:stroke-dash draw:name="Dashed_20__28_var_29__20_31" draw:display-name="Dashed (var) 31" draw:style="rect" draw:dots1="1" draw:dots1-length="0.048cm" draw:distance="0.023cm"/>
    <draw:stroke-dash draw:name="Dashed_20__28_var_29__20_32" draw:display-name="Dashed (var) 32" draw:style="rect" draw:dots1="1" draw:dots1-length="0.048cm" draw:distance="0.023cm"/>
    <draw:stroke-dash draw:name="Dashed_20__28_var_29__20_33" draw:display-name="Dashed (var) 33" draw:style="rect" draw:dots1="1" draw:dots1-length="0.048cm" draw:distance="0.023cm"/>
    <draw:stroke-dash draw:name="Dashed_20__28_var_29__20_34" draw:display-name="Dashed (var) 34" draw:style="rect" draw:dots1="1" draw:dots1-length="0.048cm" draw:distance="0.023cm"/>
    <draw:stroke-dash draw:name="Dashed_20__28_var_29__20_35" draw:display-name="Dashed (var) 35" draw:style="rect" draw:dots1="1" draw:dots1-length="0.048cm" draw:distance="0.023cm"/>
    <draw:stroke-dash draw:name="Dashed_20__28_var_29__20_36" draw:display-name="Dashed (var) 36" draw:style="rect" draw:dots1="1" draw:dots1-length="0.027cm" draw:distance="0.013cm"/>
    <draw:stroke-dash draw:name="Dashed_20__28_var_29__20_37" draw:display-name="Dashed (var) 37" draw:style="rect" draw:dots1="1" draw:dots1-length="0.027cm" draw:distance="0.013cm"/>
    <draw:stroke-dash draw:name="Dashed_20__28_var_29__20_38" draw:display-name="Dashed (var) 38" draw:style="rect" draw:dots1="1" draw:dots1-length="0.027cm" draw:distance="0.013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Cours" style:family="paragraph" style:parent-style-name="Standard">
      <loext:graphic-properties draw:fill="solid" draw:fill-color="#99cc99" draw:fill-image-width="0cm" draw:fill-image-height="0cm"/>
      <style:paragraph-properties fo:background-color="#99cc99"/>
      <style:text-properties fo:background-color="transparent"/>
    </style:style>
    <style:style style:name="Numbering_20_Symbols" style:display-name="Numbering Symbols" style:family="text"/>
    <style:style style:name="tfMasqué" style:family="text">
      <style:text-properties fo:font-variant="normal" fo:text-transform="none" fo:color="#000000" style:font-name="Times New Roman1" fo:font-family="'Times New Roman'" style:font-style-name="Normal" style:font-family-generic="roman" style:font-pitch="variable" fo:font-size="18pt" fo:font-style="normal" fo:font-weight="normal" fo:background-color="transparent" style:font-size-asian="11pt" style:font-style-asian="italic" style:font-weight-asian="bold" style:font-size-complex="11pt" style:font-style-complex="italic" style:font-weight-complex="bold"/>
    </style:style>
    <style:style style:name="tfMasqué_20_sur_20_fond_20_vert" style:display-name="tfMasqué sur fond vert" style:family="text">
      <style:text-properties fo:font-variant="normal" fo:text-transform="none" fo:color="#0000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08T18:33:44.68</meta:creation-date>
    <meta:editing-duration>PT38M37S</meta:editing-duration>
    <meta:editing-cycles>13</meta:editing-cycles>
    <meta:generator>LibreOffice/5.3.6.1$Windows_x86 LibreOffice_project/686f202eff87ef707079aeb7f485847613344eb7</meta:generator>
    <meta:initial-creator>Véronique et Thibaud FONTANET</meta:initial-creator>
    <dc:date>2018-04-16T09:50:02.232000000</dc:date>
    <meta:document-statistic meta:table-count="2" meta:image-count="0" meta:object-count="0" meta:page-count="4" meta:paragraph-count="40" meta:word-count="305" meta:character-count="1660" meta:non-whitespace-character-count="1390"/>
  </office:meta>
</office:document-meta>
</file>